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7.41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formula="of:=[.B2]&amp;&quot;.&quot;&amp;[.C2]&amp;&quot;.&quot;&amp;[.D2]&amp;&quot;.&quot;&amp;[.E2]" office:value-type="string" office:string-value="SG.DAM.F.hsp.R1.1" calcext:value-type="string">
            <text:p>SG.DAM.F.hsp.R1.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F.hsp.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anton/Doc/Documents/SequenceData/Output/R12/DAM-1.FCC4JPEACXX_L6_R1_IAAGGGA_local_GATCcounts.RData</text:p>
          </table:table-cell>
          <table:table-cell/>
        </table:table-row>
        <table:table-row table:style-name="ro1">
          <table:table-cell table:formula="of:=[.B3]&amp;&quot;.&quot;&amp;[.C3]&amp;&quot;.&quot;&amp;[.D3]&amp;&quot;.&quot;&amp;[.E3]" office:value-type="string" office:string-value="SG.DAM.F.hsp.R1.2" calcext:value-type="string">
            <text:p>SG.DAM.F.hsp.R1.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F.hsp.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anton/Doc/Documents/SequenceData/Output/R12/DAM-1.FCC4JPEACXX_L6_R2_IAAGGGA_local_GATCcounts.RData</text:p>
          </table:table-cell>
          <table:table-cell/>
        </table:table-row>
        <table:table-row table:style-name="ro1">
          <table:table-cell table:formula="of:=[.B4]&amp;&quot;.&quot;&amp;[.C4]&amp;&quot;.&quot;&amp;[.D4]&amp;&quot;.&quot;&amp;[.E4]" office:value-type="string" office:string-value="SG.DAM.F.hsp.R2.1" calcext:value-type="string">
            <text:p>SG.DAM.F.hsp.R2.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F.hsp.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anton/Doc/Documents/SequenceData/Output/R12/DAM-2.FCC4JPEACXX_L6_R1_ICCTTCA_local_GATCcounts.RData</text:p>
          </table:table-cell>
          <table:table-cell/>
        </table:table-row>
        <table:table-row table:style-name="ro1">
          <table:table-cell table:formula="of:=[.B5]&amp;&quot;.&quot;&amp;[.C5]&amp;&quot;.&quot;&amp;[.D5]&amp;&quot;.&quot;&amp;[.E5]" office:value-type="string" office:string-value="SG.DAM.F.hsp.R2.2" calcext:value-type="string">
            <text:p>SG.DAM.F.hsp.R2.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F.hsp.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anton/Doc/Documents/SequenceData/Output/R12/DAM-2.FCC4JPEACXX_L6_R2_ICCTTCA_local_GATCcounts.RData</text:p>
          </table:table-cell>
          <table:table-cell/>
        </table:table-row>
        <table:table-row table:style-name="ro1">
          <table:table-cell table:formula="of:=[.B6]&amp;&quot;.&quot;&amp;[.C6]&amp;&quot;.&quot;&amp;[.D6]&amp;&quot;.&quot;&amp;[.E6]" office:value-type="string" office:string-value="SG.LAM.F.hsp.R1.1" calcext:value-type="string">
            <text:p>SG.LAM.F.hsp.R1.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F.hsp.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anton/Doc/Documents/SequenceData/Output/R12/LAM-1.FCC4JPEACXX_L6_R1_IGGACCC_local_GATCcounts.RData</text:p>
          </table:table-cell>
          <table:table-cell/>
        </table:table-row>
        <table:table-row table:style-name="ro1">
          <table:table-cell table:formula="of:=[.B7]&amp;&quot;.&quot;&amp;[.C7]&amp;&quot;.&quot;&amp;[.D7]&amp;&quot;.&quot;&amp;[.E7]" office:value-type="string" office:string-value="SG.LAM.F.hsp.R1.2" calcext:value-type="string">
            <text:p>SG.LAM.F.hsp.R1.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F.hsp.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anton/Doc/Documents/SequenceData/Output/R12/LAM-1.FCC4JPEACXX_L6_R2_IGGACCC_local_GATCcounts.RData</text:p>
          </table:table-cell>
          <table:table-cell/>
        </table:table-row>
        <table:table-row table:style-name="ro1">
          <table:table-cell table:formula="of:=[.B8]&amp;&quot;.&quot;&amp;[.C8]&amp;&quot;.&quot;&amp;[.D8]&amp;&quot;.&quot;&amp;[.E8]" office:value-type="string" office:string-value="SG.LAM.F.hsp.R2.1" calcext:value-type="string">
            <text:p>SG.LAM.F.hsp.R2.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F.hsp.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anton/Doc/Documents/SequenceData/Output/R12/LAM-2.FCC4JPEACXX_L6_R1_ITTCAGC_local_GATCcounts.RData</text:p>
          </table:table-cell>
          <table:table-cell/>
        </table:table-row>
        <table:table-row table:style-name="ro1">
          <table:table-cell table:formula="of:=[.B9]&amp;&quot;.&quot;&amp;[.C9]&amp;&quot;.&quot;&amp;[.D9]&amp;&quot;.&quot;&amp;[.E9]" office:value-type="string" office:string-value="SG.LAM.F.hsp.R2.2" calcext:value-type="string">
            <text:p>SG.LAM.F.hsp.R2.2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F.hsp.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anton/Doc/Documents/SequenceData/Output/R12/LAM-2.FCC4JPEACXX_L6_R2_ITTCAGC_local_GATCcounts.R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5T16:28:47.572846074</dc:date>
    <meta:document-statistic meta:table-count="1" meta:cell-count="55" meta:object-count="0"/>
    <meta:generator>LibreOffice/4.2.6.3$Linux_X86_64 LibreOffice_project/420m0$Build-3</meta:generator>
  </office:meta>
</office:document-meta>
</file>